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75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ttleSwitchBu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ittleSwitchBus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 10 V electrolytic polarized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0 pF to 10 nF 630 V cerami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 nF 50 V cerami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2200 pF to 10 nF 630 V cerami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100 uH axial lead choke inductor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L9 and L10 are together a common-mode choke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L9 and L10 are together a common-mode chok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Little” relays (see documentation for details)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08 Microchip DIP-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803A DIP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0:25:23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25:30.996000000</dc:date>
    <meta:editing-duration>PT9M54S</meta:editing-duration>
    <meta:editing-cycles>2</meta:editing-cycles>
    <meta:generator>LibreOffice/5.4.0.3$Windows_x86 LibreOffice_project/7556cbc6811c9d992f4064ab9287069087d7f62c</meta:generator>
    <meta:document-statistic meta:table-count="1" meta:cell-count="200" meta:object-count="0"/>
  </office:meta>
</office:document-meta>
</file>